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45000005899402142F.png"/>
  <manifest:file-entry manifest:media-type="image/png" manifest:full-path="Pictures/10000201000003530000058A843326D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&lt;nombre_tutor&gt;</text:user-defined></text:span></text:span><text:span text:style-name="UBu_5f_gr"><text:span text:style-name="T2">, profesor del departamento de Ingeniería &lt;...&gt;, área de &lt;...&gt;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C P.A.</text:initial-creator></text:span></text:span><text:span text:style-name="UBu_5f_gr"><text:span text:style-name="T2">, con DNI &lt;...&gt;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&lt;título del TFG (plantilla)&gt;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 text:c="3"/>de </text:span></text:span><text:span text:style-name="UBu_5f_gr"><text:span text:style-name="T2"><text:user-defined style:data-style-name="N0" text:name="FechaEntrega">&lt;junio de 2016&gt;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&lt;nombre_tutor&gt;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1$Unix OpenOffice.org_project/411m6$Build-9775</meta:generator>
    <dc:date>2015-05-30T13:52:50</dc:date>
    <dc:creator>C. P.A.</dc:creator>
    <meta:editing-duration>PT21M59S</meta:editing-duration>
    <meta:editing-cycles>9</meta:editing-cycles>
    <dc:title>&lt;título del TFG (plantilla)&gt;</dc:title>
    <dc:subject>Trabajo final del GºIng.Informática</dc:subject>
    <meta:document-statistic meta:table-count="1" meta:image-count="2" meta:object-count="0" meta:page-count="2" meta:paragraph-count="11" meta:word-count="78" meta:character-count="493"/>
    <meta:user-defined meta:name="FechaEntrega">&lt;junio de 2016&gt;</meta:user-defined>
    <meta:user-defined meta:name="Tutor">&lt;nombre_tutor&gt;</meta:user-defined>
  </office:meta>
</office:document-meta>
</file>